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ae070" officeooo:paragraph-rsid="001ae070"/>
    </style:style>
    <style:style style:name="P2" style:family="paragraph" style:parent-style-name="Standard">
      <style:paragraph-properties fo:text-align="start" style:justify-single-word="false"/>
      <style:text-properties officeooo:rsid="001ae070" officeooo:paragraph-rsid="001ae070"/>
    </style:style>
    <style:style style:name="P3" style:family="paragraph" style:parent-style-name="Standard">
      <style:paragraph-properties fo:text-align="start" style:justify-single-word="false"/>
      <style:text-properties officeooo:rsid="001ae070" officeooo:paragraph-rsid="001dc37c"/>
    </style:style>
    <style:style style:name="P4" style:family="paragraph" style:parent-style-name="Standard">
      <style:paragraph-properties fo:text-align="start" style:justify-single-word="false"/>
      <style:text-properties officeooo:rsid="001d2bb9" officeooo:paragraph-rsid="001d2bb9"/>
    </style:style>
    <style:style style:name="P5" style:family="paragraph" style:parent-style-name="Standard">
      <style:paragraph-properties fo:text-align="start" style:justify-single-word="false"/>
      <style:text-properties officeooo:rsid="001dc37c" officeooo:paragraph-rsid="001dc37c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d2bb9" officeooo:paragraph-rsid="001d2bb9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1d2bb9" officeooo:paragraph-rsid="001dc37c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1ba6b" officeooo:paragraph-rsid="0021ba6b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e76c9" officeooo:paragraph-rsid="001e76c9"/>
    </style:style>
    <style:style style:name="P10" style:family="paragraph" style:parent-style-name="Standard" style:list-style-name="L3">
      <style:paragraph-properties fo:text-align="start" style:justify-single-word="false"/>
      <style:text-properties officeooo:rsid="001e76c9" officeooo:paragraph-rsid="001e76c9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1dc37c" officeooo:paragraph-rsid="0021ba6b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202bf3" officeooo:paragraph-rsid="00202bf3"/>
    </style:style>
    <style:style style:name="P13" style:family="paragraph" style:parent-style-name="Standard" style:list-style-name="L3">
      <style:paragraph-properties fo:text-align="start" style:justify-single-word="false"/>
      <style:text-properties fo:font-weight="bold" officeooo:rsid="001e76c9" officeooo:paragraph-rsid="001e76c9" style:font-weight-asian="bold" style:font-weight-complex="bold"/>
    </style:style>
    <style:style style:name="P14" style:family="paragraph" style:parent-style-name="Standard" style:list-style-name="L3">
      <style:paragraph-properties fo:text-align="start" style:justify-single-word="false"/>
      <style:text-properties fo:font-weight="bold" officeooo:rsid="002a1a27" officeooo:paragraph-rsid="002a1a27" style:font-weight-asian="bold" style:font-weight-complex="bold"/>
    </style:style>
    <style:style style:name="P15" style:family="paragraph" style:parent-style-name="Standard" style:list-style-name="L3">
      <style:paragraph-properties fo:text-align="start" style:justify-single-word="false"/>
      <style:text-properties officeooo:rsid="00266d37" officeooo:paragraph-rsid="00266d37"/>
    </style:style>
    <style:style style:name="P16" style:family="paragraph" style:parent-style-name="Standard" style:list-style-name="L3">
      <style:paragraph-properties fo:text-align="start" style:justify-single-word="false"/>
      <style:text-properties officeooo:rsid="0027309c" officeooo:paragraph-rsid="0027309c"/>
    </style:style>
    <style:style style:name="P17" style:family="paragraph" style:parent-style-name="Standard" style:list-style-name="L4">
      <style:paragraph-properties fo:text-align="start" style:justify-single-word="false"/>
      <style:text-properties officeooo:rsid="0027309c" officeooo:paragraph-rsid="0027309c"/>
    </style:style>
    <style:style style:name="P18" style:family="paragraph" style:parent-style-name="Standard" style:list-style-name="L3">
      <style:paragraph-properties fo:text-align="start" style:justify-single-word="false"/>
      <style:text-properties officeooo:rsid="00284e4d" officeooo:paragraph-rsid="002a1a27"/>
    </style:style>
    <style:style style:name="P19" style:family="paragraph" style:parent-style-name="Standard" style:list-style-name="L4">
      <style:paragraph-properties fo:text-align="start" style:justify-single-word="false"/>
      <style:text-properties officeooo:rsid="00284e4d" officeooo:paragraph-rsid="00284e4d"/>
    </style:style>
    <style:style style:name="P20" style:family="paragraph" style:parent-style-name="Standard" style:list-style-name="L3">
      <style:paragraph-properties fo:text-align="start" style:justify-single-word="false"/>
      <style:text-properties officeooo:rsid="002a1a27" officeooo:paragraph-rsid="002a1a27"/>
    </style:style>
    <style:style style:name="P21" style:family="paragraph" style:parent-style-name="Standard" style:list-style-name="L3">
      <style:paragraph-properties fo:text-align="start" style:justify-single-word="false"/>
      <style:text-properties officeooo:rsid="002e88b4" officeooo:paragraph-rsid="002e88b4"/>
    </style:style>
    <style:style style:name="P22" style:family="paragraph" style:parent-style-name="Standard" style:list-style-name="L3">
      <style:paragraph-properties fo:text-align="start" style:justify-single-word="false"/>
      <style:text-properties officeooo:rsid="00433a7d" officeooo:paragraph-rsid="00433a7d"/>
    </style:style>
    <style:style style:name="P23" style:family="paragraph" style:parent-style-name="Standard" style:list-style-name="L4">
      <style:paragraph-properties fo:text-align="start" style:justify-single-word="false"/>
      <style:text-properties officeooo:rsid="00229b81" officeooo:paragraph-rsid="00229b81"/>
    </style:style>
    <style:style style:name="P24" style:family="paragraph" style:parent-style-name="Standard" style:list-style-name="L4">
      <style:paragraph-properties fo:text-align="start" style:justify-single-word="false"/>
      <style:text-properties officeooo:rsid="004393c7" officeooo:paragraph-rsid="0043fb29"/>
    </style:style>
    <style:style style:name="T1" style:family="text">
      <style:text-properties officeooo:rsid="001c8334"/>
    </style:style>
    <style:style style:name="T2" style:family="text">
      <style:text-properties officeooo:rsid="001dc37c"/>
    </style:style>
    <style:style style:name="T3" style:family="text">
      <style:text-properties officeooo:rsid="001e76c9"/>
    </style:style>
    <style:style style:name="T4" style:family="text">
      <style:text-properties officeooo:rsid="00202bf3"/>
    </style:style>
    <style:style style:name="T5" style:family="text">
      <style:text-properties officeooo:rsid="00284e4d"/>
    </style:style>
    <style:style style:name="T6" style:family="text">
      <style:text-properties officeooo:rsid="00299941"/>
    </style:style>
    <style:style style:name="T7" style:family="text">
      <style:text-properties officeooo:rsid="004393c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obstacle</text:span> mapping:</text:p>
      <text:p text:style-name="P4">I have come to a conclusion that the next solution would be for the best:</text:p>
      <text:list xml:id="list5715966951741877546" text:style-name="L1">
        <text:list-item>
          <text:p text:style-name="P6">the map path plan is getting should consist of a small local area map that updates really fast but “forgets” what it saw when you move to another place</text:p>
        </text:list-item>
        <text:list-item>
          <text:p text:style-name="P6">rest of path plan map is taken from a global <text:span text:style-name="T2">obstacles</text:span> map that updates slowly and <text:span text:style-name="T2">should not have any dynamic obstacles mapped at all</text:span></text:p>
        </text:list-item>
        <text:list-item>
          <text:p text:style-name="P8">path plan should have a way to ignore paths that are distorted because of local map obstacles that are not part of the global map.</text:p>
        </text:list-item>
        <text:list-item>
          <text:p text:style-name="P9">temp map for velocity check in relational mode</text:p>
        </text:list-item>
      </text:list>
      <text:p text:style-name="P3">g<text:span text:style-name="T2">lo</text:span>bal map <text:span text:style-name="T2">goal:</text:span></text:p>
      <text:list xml:id="list2701189053303184007" text:style-name="L2">
        <text:list-item>
          <text:p text:style-name="P7">only static constant obstacles should be mapped, we have to define how much time it should take</text:p>
        </text:list-item>
        <text:list-item>
          <text:p text:style-name="P11">all sensors are mapped</text:p>
        </text:list-item>
        <text:list-item>
          <text:p text:style-name="P11">laser should create clear walls from all distances</text:p>
        </text:list-item>
        <text:list-item>
          <text:p text:style-name="P12">people standing next to robot shouldn’t be mapped</text:p>
        </text:list-item>
      </text:list>
      <text:p text:style-name="P5">global map technical goals</text:p>
      <text:list xml:id="list2695044022779280041" text:style-name="L3">
        <text:list-item>
          <text:p text:style-name="P10">maps only when robot moves ( still has to be accurate ) <text:span text:style-name="T4">or 1 second after movement</text:span></text:p>
        </text:list-item>
        <text:list-item>
          <text:p text:style-name="P10">while not moving , still clears map</text:p>
        </text:list-item>
        <text:list-item>
          <text:p text:style-name="P13"><text:bookmark-start text:name="__DdeLink__1_796666346"/>when laser and head / ground intersect, if the laser is erased so does the intersected sensor<text:bookmark-end text:name="__DdeLink__1_796666346"/></text:p>
        </text:list-item>
        <text:list-item>
          <text:p text:style-name="P10">ground camera can be erased by head camera</text:p>
        </text:list-item>
        <text:list-item>
          <text:p text:style-name="P15">if lost map and found location, load a previous version of the global map</text:p>
        </text:list-item>
        <text:list-item>
          <text:p text:style-name="P16">ssd updates for people and regular static objects at home</text:p>
        </text:list-item>
        <text:list-item>
          <text:p text:style-name="P18">bring back global dynamic tracking <text:span text:style-name="T6">and use for erasing</text:span></text:p>
        </text:list-item>
        <text:list-item>
          <text:p text:style-name="P20">erase blobs up to a size when erasing laser</text:p>
        </text:list-item>
        <text:list-item>
          <text:p text:style-name="P14">log odds should be converted to time scale instead of iterations / logs</text:p>
        </text:list-item>
        <text:list-item>
          <text:p text:style-name="P21">when slam is lost and regained, load older map</text:p>
        </text:list-item>
        <text:list-item>
          <text:p text:style-name="P22">visualization for debugging</text:p>
        </text:list-item>
      </text:list>
      <text:p text:style-name="P2">local map <text:span text:style-name="T5">technical goals</text:span>- <text:span text:style-name="T7"><text:s/></text:span></text:p>
      <text:list xml:id="list6400084638560679611" text:style-name="L4">
        <text:list-item>
          <text:p text:style-name="P23">maps quickly</text:p>
        </text:list-item>
        <text:list-item>
          <text:p text:style-name="P23">ignores tracked objects</text:p>
        </text:list-item>
        <text:list-item>
          <text:p text:style-name="P23">ground is erased by head camera</text:p>
        </text:list-item>
        <text:list-item>
          <text:p text:style-name="P23"><text:span text:style-name="T3">when laser and head / ground intersect, if the laser is erased so does the intersected sensor </text:span>QUICK</text:p>
        </text:list-item>
        <text:list-item>
          <text:p text:style-name="P23">1 pixel obstacles should be ignored. </text:p>
        </text:list-item>
        <text:list-item>
          <text:p text:style-name="P17">ssd updates for people and regular static objects at home</text:p>
        </text:list-item>
        <text:list-item>
          <text:p text:style-name="P24">x consecutive nans from laser will be erased</text:p>
        </text:list-item>
        <text:list-item>
          <text:p text:style-name="P19">bring back global dynamic tracking <text:span text:style-name="T6">and use for erasing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09:10:32.666791277</meta:creation-date>
    <dc:date>2018-07-04T15:47:38.029905913</dc:date>
    <meta:editing-duration>P2DT1H28M41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357" meta:character-count="1848" meta:non-whitespace-character-count="1547"/>
  </office:meta>
</office:document-meta>
</file>